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6be7978" officeooo:paragraph-rsid="16ce184b"/>
    </style:style>
    <style:style style:name="P60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1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2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3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4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5" style:family="paragraph" style:parent-style-name="Text_20_body">
      <style:paragraph-properties fo:text-align="start" style:justify-single-word="false"/>
      <style:text-properties officeooo:paragraph-rsid="171de657"/>
    </style:style>
    <style:style style:name="P66" style:family="paragraph" style:parent-style-name="Text_20_body">
      <style:paragraph-properties fo:text-align="start" style:justify-single-word="false"/>
      <style:text-properties officeooo:paragraph-rsid="16eccd50"/>
    </style:style>
    <style:style style:name="P67" style:family="paragraph" style:parent-style-name="Text_20_body">
      <style:paragraph-properties fo:text-align="start" style:justify-single-word="false"/>
      <style:text-properties officeooo:paragraph-rsid="17307886"/>
    </style:style>
    <style:style style:name="P68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9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70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1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2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3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4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5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6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77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8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79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80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81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82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3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4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85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6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7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8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9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90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91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92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93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94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95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6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7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8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9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100" style:family="paragraph" style:parent-style-name="Text_20_body">
      <style:paragraph-properties fo:text-align="start" style:justify-single-word="false"/>
      <style:text-properties officeooo:rsid="1729e6a2" officeooo:paragraph-rsid="1729e6a2"/>
    </style:style>
    <style:style style:name="P101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102" style:family="paragraph" style:parent-style-name="Text_20_body">
      <style:paragraph-properties fo:text-align="start" style:justify-single-word="false"/>
      <style:text-properties officeooo:rsid="172cf2be" officeooo:paragraph-rsid="172cf2be"/>
    </style:style>
    <style:style style:name="P103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104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105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106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107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08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9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0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11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12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13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14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15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16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17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18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19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20" style:family="paragraph" style:parent-style-name="Text_20_body">
      <style:paragraph-properties fo:text-align="start" style:justify-single-word="false"/>
      <style:text-properties officeooo:rsid="173a12e5" officeooo:paragraph-rsid="173a12e5"/>
    </style:style>
    <style:style style:name="P121" style:family="paragraph" style:parent-style-name="Text_20_body">
      <style:paragraph-properties fo:text-align="start" style:justify-single-word="false"/>
      <style:text-properties officeooo:rsid="173bc0a1" officeooo:paragraph-rsid="173bc0a1"/>
    </style:style>
    <style:style style:name="P122" style:family="paragraph" style:parent-style-name="Text_20_body">
      <style:text-properties fo:language="cs" fo:country="CZ" officeooo:rsid="170b13dd" officeooo:paragraph-rsid="170b13dd"/>
    </style:style>
    <style:style style:name="P123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4" style:family="paragraph" style:parent-style-name="Heading_20_1">
      <style:text-properties officeooo:paragraph-rsid="16ce184b"/>
    </style:style>
    <style:style style:name="P125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22">- přidat na konec slova -im. (Ot je písmeno nebo runa, otim jsou runy).</text:p>
      <text:p text:style-name="P122">(Tohle asi v hebrejštině funguje jen pro podstatná jména ženského rodu, ale to asi nebudu řešit)</text:p>
      <text:h text:style-name="P124" text:outline-level="1">Slovník</text:h>
      <text:p text:style-name="P42">Blesk – <text:span text:style-name="T20">Bárak</text:span></text:p>
      <text:p text:style-name="P112">Bouře – Sufah</text:p>
      <text:p text:style-name="P44">Beranidlo – Zelokvah</text:p>
      <text:p text:style-name="P88">Bílý – Lavan</text:p>
      <text:p text:style-name="P67"><text:span text:style-name="T51">Čepel – </text:span><text:span text:style-name="T46">T</text:span><text:span text:style-name="T47">araf</text:span></text:p>
      <text:p text:style-name="P61">Dech – <text:span text:style-name="T36">Nišima</text:span></text:p>
      <text:p text:style-name="P62">Detekovat – Gilah</text:p>
      <text:p text:style-name="P119">Déšť - Gešem</text:p>
      <text:p text:style-name="P84">Dlouhý – Aruk</text:p>
      <text:p text:style-name="P37">Duše – Ne<text:span text:style-name="T38">f</text:span>e<text:span text:style-name="T38">š</text:span></text:p>
      <text:p text:style-name="P73">Duplikát – Hetek</text:p>
      <text:p text:style-name="P100">Dvojník - Kefel</text:p>
      <text:p text:style-name="P40">Dýka – Pygion</text:p>
      <text:p text:style-name="P41">Dým - Ašan</text:p>
      <text:p text:style-name="P81"><text:span text:style-name="T20">Věčnost</text:span> – <text:span text:style-name="T35">Olam</text:span></text:p>
      <text:p text:style-name="P99">Had – Nachaš</text:p>
      <text:p text:style-name="P80">Hladina – Šetah</text:p>
      <text:p text:style-name="P8">Hojit, <text:span text:style-name="T36">Léčit</text:span> – <text:span text:style-name="T36">Efel</text:span></text:p>
      <text:p text:style-name="P79">Huňáč – </text:p>
      <text:p text:style-name="P118"><text:soft-page-break/>Hypnóza – <text:span text:style-name="T52">Hipnut</text:span></text:p>
      <text:p text:style-name="P80">Chůze – Halijkah</text:p>
      <text:p text:style-name="P65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95">Kouzlo – Kišuf</text:p>
      <text:p text:style-name="P51">Král – Melech</text:p>
      <text:p text:style-name="P52">Krev – Dam</text:p>
      <text:p text:style-name="P85">Lazebník – Sapar</text:p>
      <text:p text:style-name="P98">Lano – Ševel</text:p>
      <text:p text:style-name="P90">Led – Kerach</text:p>
      <text:p text:style-name="P61">Lektvar – <text:span text:style-name="T24">Miškal</text:span></text:p>
      <text:p text:style-name="P91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6">Mimoprostor – Míver chalal</text:p>
      <text:p text:style-name="P106">Minulost – Avar</text:p>
      <text:p text:style-name="P107">Mistr – Adon</text:p>
      <text:p text:style-name="P111">Mrak – Anan</text:p>
      <text:p text:style-name="P108"><text:soft-page-break/>Mráz – Karah</text:p>
      <text:p text:style-name="P69">Myšlenka – <text:span text:style-name="T21">Chašav</text:span></text:p>
      <text:p text:style-name="P89">Najít – Matza</text:p>
      <text:p text:style-name="P121">Návrat - Hašavah</text:p>
      <text:p text:style-name="P59">Nechť – 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7">Oko – Ajin</text:p>
      <text:p text:style-name="P68">Otevřít – Patach</text:p>
      <text:p text:style-name="P64">Oslnivý – Misanver</text:p>
      <text:p text:style-name="P71">Pamatuj – Zakhar</text:p>
      <text:p text:style-name="P82">Paralýza – Šituk</text:p>
      <text:p text:style-name="P97">Past – Peh</text:p>
      <text:p text:style-name="P34">Paže – Zroa</text:p>
      <text:p text:style-name="P23">Pád – Mapal</text:p>
      <text:p text:style-name="P39">Pes – Naval</text:p>
      <text:p text:style-name="P103">Podoba – Chazut</text:p>
      <text:p text:style-name="P93">Pomalý – <text:span text:style-name="T21">Itij</text:span></text:p>
      <text:p text:style-name="P120"><text:soft-page-break/>Portál - Šár</text:p>
      <text:p text:style-name="P102">Proměna (metamorfóza) – *Šinuj tzurah*</text:p>
      <text:p text:style-name="P94">Proti (předpona) – Neged</text:p>
      <text:p text:style-name="P115">Prostor – Chalal</text:p>
      <text:p text:style-name="P69">Přenos – <text:span text:style-name="T18">Hávarah</text:span></text:p>
      <text:p text:style-name="P86">Přelud – Ašlajah</text:p>
      <text:p text:style-name="P70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60">Runa – Ot</text:p>
      <text:p text:style-name="P63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Sliz – Refeš</text:p>
      <text:p text:style-name="P117">Sledování - Gišuš</text:p>
      <text:p text:style-name="P109">Sluha – Mešaret</text:p>
      <text:p text:style-name="P110">Smrt – Mavet</text:p>
      <text:p text:style-name="P36">Sochař - Pasal</text:p>
      <text:p text:style-name="P74"><text:span text:style-name="T8">S</text:span>oustředit – </text:p>
      <text:p text:style-name="P75"><text:soft-page-break/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92">Ticho – Šeket</text:p>
      <text:p text:style-name="P76">Tlampač – Ramkol</text:p>
      <text:p text:style-name="P113">Tento, tyto – <text:span text:style-name="T22">Hazat</text:span></text:p>
      <text:p text:style-name="P114">Torna – Sak</text:p>
      <text:p text:style-name="P68">Truhla – Tevah</text:p>
      <text:p text:style-name="P83">Tříšť – Ketim</text:p>
      <text:p text:style-name="P101">Úder – Nagaf</text:p>
      <text:p text:style-name="P83">Úlomek – Keta</text:p>
      <text:p text:style-name="P39">Věrný – Medujak</text:p>
      <text:p text:style-name="P105">Vize – Chazon</text:p>
      <text:p text:style-name="P72">Zapomeň – Šakhah</text:p>
      <text:p text:style-name="P64">Zář – Lehavah</text:p>
      <text:p text:style-name="P49">Zdroj – Makor</text:p>
      <text:p text:style-name="P58"><text:soft-page-break/>Zbroj – <text:span text:style-name="T53">Š</text:span>irion</text:p>
      <text:p text:style-name="P104">Změna – Šinah</text:p>
      <text:p text:style-name="P66"><text:span text:style-name="T50">Zranění – Pe</text:span><text:span text:style-name="T44">t</text:span><text:span text:style-name="T45">z</text:span><text:span text:style-name="T50">a</text:span></text:p>
      <text:p text:style-name="P96">Zlomit – Šavar</text:p>
      <text:p text:style-name="P87">Zvuk – Kol</text:p>
      <text:p text:style-name="P78">Žár – Lahat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25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30T15:58:08.133000000</dc:date>
    <meta:print-date>2113-01-01T00:00:00</meta:print-date>
    <meta:editing-cycles>10880</meta:editing-cycles>
    <meta:editing-duration>P32DT8H30M46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3" meta:paragraph-count="166" meta:word-count="535" meta:character-count="3727" meta:non-whitespace-character-count="3223"/>
  </office:meta>
</office:document-meta>
</file>